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93cm"/>
    </style:style>
    <style:style style:name="co3" style:family="table-column">
      <style:table-column-properties fo:break-before="auto" style:column-width="4.353cm"/>
    </style:style>
    <style:style style:name="co4" style:family="table-column">
      <style:table-column-properties fo:break-before="auto" style:column-width="4.382cm"/>
    </style:style>
    <style:style style:name="co6" style:family="table-column">
      <style:table-column-properties fo:break-before="auto" style:column-width="4.463cm"/>
    </style:style>
    <style:style style:name="co7" style:family="table-column">
      <style:table-column-properties fo:break-before="auto" style:column-width="4.572cm"/>
    </style:style>
    <style:style style:name="co8" style:family="table-column">
      <style:table-column-properties fo:break-before="auto" style:column-width="5.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ff00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6" style:family="table-cell" style:parent-style-name="Default">
      <style:table-cell-properties fo:background-color="#ff6309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ffb515"/>
      <style:text-properties fo:color="#000000" style:font-name="Liberation Sans" fo:font-weight="bold" style:font-name-asian="WenQuanYi Micro Hei" style:font-weight-asian="bold" style:font-name-complex="Lohit Hindi" style:font-weight-complex="bold"/>
    </style:style>
    <style:style style:name="ce8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2" table:default-cell-style-name="ce2"/>
        <table:table-column table:style-name="co3" table:default-cell-style-name="ce4"/>
        <table:table-column table:style-name="co4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5" table:number-columns-repeated="1018" table:default-cell-style-name="Default"/>
        <table:table-row table:style-name="ro2">
          <table:table-cell table:style-name="ce1" office:value-type="string">
            <text:p>RADIAL</text:p>
          </table:table-cell>
          <table:table-cell table:style-name="ce3" office:value-type="string">
            <text:p>COORDENADA S (3 KM)</text:p>
          </table:table-cell>
          <table:table-cell table:style-name="ce3" office:value-type="string">
            <text:p>COORDENADA O (3 KM)</text:p>
          </table:table-cell>
          <table:table-cell table:style-name="ce6" office:value-type="string">
            <text:p>COORDENADA S (15 KM)</text:p>
          </table:table-cell>
          <table:table-cell table:style-name="ce6" office:value-type="string">
            <text:p>COORDENADA O (15 KM)</text:p>
          </table:table-cell>
          <table:table-cell table:style-name="ce7" office:value-type="string">
            <text:p>NÍVEL MÉDIO TERRENO (m)</text:p>
          </table:table-cell>
          <table:table-cell table:style-name="ce8" table:number-columns-repeated="1018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-27º 32' 23.51"</text:p>
          </table:table-cell>
          <table:table-cell office:value-type="string">
            <text:p>-48º 48' 33.71"</text:p>
          </table:table-cell>
          <table:table-cell office:value-type="string">
            <text:p>-27º 25' 53.51"</text:p>
          </table:table-cell>
          <table:table-cell office:value-type="string">
            <text:p>-48º 48' 30.91"</text:p>
          </table:table-cell>
          <table:table-cell office:value-type="float" office:value="193">
            <text:p>193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-27º 32' 54.32"</text:p>
          </table:table-cell>
          <table:table-cell office:value-type="string">
            <text:p>-48º 47' 16.36"</text:p>
          </table:table-cell>
          <table:table-cell office:value-type="string">
            <text:p>-27º 28' 19.94”</text:p>
          </table:table-cell>
          <table:table-cell office:value-type="string">
            <text:p>-48º 42' 13.64"</text:p>
          </table:table-cell>
          <table:table-cell office:value-type="float" office:value="142">
            <text:p>142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-27º 34' 2.72"</text:p>
          </table:table-cell>
          <table:table-cell office:value-type="string">
            <text:p>-48º 46' 45.45"</text:p>
          </table:table-cell>
          <table:table-cell office:value-type="string">
            <text:p>-27º 34' 3.73"</text:p>
          </table:table-cell>
          <table:table-cell office:value-type="string">
            <text:p>-48º 39' 33.64"</text:p>
          </table:table-cell>
          <table:table-cell office:value-type="float" office:value="213">
            <text:p>213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-27º 35' 8.11"</text:p>
          </table:table-cell>
          <table:table-cell office:value-type="string">
            <text:p>-48º 47' 16.36"</text:p>
          </table:table-cell>
          <table:table-cell office:value-type="string">
            <text:p>-27º 39' 32.43"</text:p>
          </table:table-cell>
          <table:table-cell office:value-type="string">
            <text:p>-48º 41' 56.36"</text:p>
          </table:table-cell>
          <table:table-cell office:value-type="float" office:value="283">
            <text:p>283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-27º 35' 38.11"</text:p>
          </table:table-cell>
          <table:table-cell office:value-type="string">
            <text:p>-48º 48' 33.71"</text:p>
          </table:table-cell>
          <table:table-cell office:value-type="string">
            <text:p>-27º 42' 2.11"</text:p>
          </table:table-cell>
          <table:table-cell office:value-type="string">
            <text:p>-48º 48' 33.63"</text:p>
          </table:table-cell>
          <table:table-cell office:value-type="float" office:value="192">
            <text:p>192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-27º 35' 8.11"</text:p>
          </table:table-cell>
          <table:table-cell office:value-type="string">
            <text:p>-48º 49' 52.72"</text:p>
          </table:table-cell>
          <table:table-cell office:value-type="string">
            <text:p>-27º 39' 41.84"</text:p>
          </table:table-cell>
          <table:table-cell office:value-type="string">
            <text:p>-48º 54' 57.27”</text:p>
          </table:table-cell>
          <table:table-cell office:value-type="float" office:value="399">
            <text:p>399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-27º 34' 2.72 "</text:p>
          </table:table-cell>
          <table:table-cell office:value-type="string">
            <text:p>-48º 50' 25.63"</text:p>
          </table:table-cell>
          <table:table-cell office:value-type="string">
            <text:p>-27º 34' 8.11"</text:p>
          </table:table-cell>
          <table:table-cell office:value-type="string">
            <text:p>-48º 57' 40.91"</text:p>
          </table:table-cell>
          <table:table-cell office:value-type="float" office:value="481">
            <text:p>481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-27º 32' 54.32"</text:p>
          </table:table-cell>
          <table:table-cell table:style-name="ce4" office:value-type="string">
            <text:p>-48º 49' 52.72"</text:p>
          </table:table-cell>
          <table:table-cell office:value-type="string">
            <text:p>-27º 28' 30.32"</text:p>
          </table:table-cell>
          <table:table-cell office:value-type="string">
            <text:p>-48º 55' 17.27”</text:p>
          </table:table-cell>
          <table:table-cell office:value-type="float" office:value="372">
            <text:p>372</text:p>
          </table:table-cell>
          <table:table-cell table:number-columns-repeated="1018"/>
        </table:table-row>
      </table:table>
      <table:table table:name="Planilha2" table:style-name="ta1">
        <table:table-column table:style-name="co5" table:default-cell-style-name="Default"/>
        <table:table-row table:style-name="ro1">
          <table:table-cell/>
        </table:table-row>
      </table:table>
      <table:table table:name="Planilha3" table:style-name="ta1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3">13/05/2012</text:date>, <text:time>11:41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herme </meta:initial-creator>
    <meta:creation-date>2012-05-09T11:29:38</meta:creation-date>
    <dc:date>2012-05-13T11:41:28.73</dc:date>
    <meta:editing-duration>PT6H43M22S</meta:editing-duration>
    <meta:editing-cycles>14</meta:editing-cycles>
    <meta:generator>BrOffice/3.3$Win32 LibreOffice_project/330m19$Build-8</meta:generator>
    <meta:document-statistic meta:table-count="3" meta:cell-count="54" meta:object-count="0"/>
  </office:meta>
</office:document-meta>
</file>